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rsid="0dde9a1c" officeooo:paragraph-rsid="1000e45b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0ff81e33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4e809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1264d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14ce1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style:use-window-font-color="true" loext:opacity="0%" style:font-name="Liberation Sans" officeooo:rsid="047da547"/>
    </style:style>
    <style:style style:name="T2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officeooo:rsid="04473353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officeooo:rsid="0aace3cd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9" style:family="text">
      <style:text-properties officeooo:rsid="0f0ca65a"/>
    </style:style>
    <style:style style:name="T330" style:family="text">
      <style:text-properties officeooo:rsid="0f8f58bd"/>
    </style:style>
    <style:style style:name="T331" style:family="text">
      <style:text-properties officeooo:rsid="0f95a7a0"/>
    </style:style>
    <style:style style:name="T332" style:family="text">
      <style:text-properties style:text-underline-style="none"/>
    </style:style>
    <style:style style:name="T333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1"><text:span text:style-name="T308">LTS staat voor Long-Term Support, </text:span><text:span text:style-name="T309">langetermijnondersteuning, </text:span><text:span text:style-name="T308">en deze </text:span><text:span text:style-name="Strong_20_Emphasis"><text:span text:style-name="T316"><text:user-field-get text:name="Distro">Ubuntu</text:user-field-get></text:span></text:span><text:span text:style-name="T310"><text:s/></text:span><text:span text:style-name="T317"><text:user-field-get text:name="Version">22.04</text:user-field-get></text:span><text:span text:style-name="T317"><text:s/></text:span><text:span text:style-name="T318">LTS</text:span><text:span text:style-name="T317"> </text:span><text:span text:style-name="Strong_20_Emphasis"><text:span text:style-name="T319"><text:user-field-get text:name="Edition">Desktop</text:user-field-get></text:span></text:span><text:span text:style-name="T308"><text:s/>(codenaam jammy) van april</text:span><text:span text:style-name="T311"> </text:span><text:span text:style-name="Strong_20_Emphasis"><text:span text:style-name="T320"><text:user-field-get style:data-style-name="N0" text:name="Releaseyear">2022</text:user-field-get></text:span></text:span><text:span text:style-name="T312"><text:s/></text:span><text:span text:style-name="T308">wordt gedurende 5 jaar ondersteund tot april 2027, en met een </text:span><text:span text:style-name="T315">gratis persoonlijk </text:span><text:span text:style-name="T308">Ubuntu </text:span><text:span text:style-name="T313">P</text:span><text:span text:style-name="T308">ro-abonnement gedurende 1</text:span><text:span text:style-name="T314">0</text:span><text:span text:style-name="T308"> jaar tot april 203</text:span><text:span text:style-name="T314">2</text:span><text:span text:style-name="T308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9"><text:span text:style-name="T21">Vul </text:span><text:span text:style-name="T20">achter</text:span><text:span text:style-name="T17"> de </text:span><text:span text:style-name="Definition"><text:span text:style-name="T329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7">zie </text:span><text:span text:style-name="T301">[</text:span><text:span text:style-name="T267">toelichting</text:span><text:span text:style-name="T301">]</text:span><text:span text:style-name="T18">:</text:span></text:p>
      <text:p text:style-name="P3"><text:span text:style-name="Definition"><text:span text:style-name="T25">GEBRUIKER</text:span></text:span><text:span text:style-name="T275"><text:tab/><text:tab/></text:span><text:span text:style-name="T300"> <text:tab/><text:tab/></text:span><text:span text:style-name="T276"><draw:control text:anchor-type="as-char" svg:y="-0.4cm" draw:z-index="17" draw:name="Gebruiker 2" draw:style-name="gr2" draw:text-style-name="P99" svg:width="6.4cm" svg:height="0.6cm" draw:control="control18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, bijv. </text:span><text:span text:style-name="T271">J</text:span><text:span text:style-name="T298">a</text:span><text:span text:style-name="T271">n </text:span><text:span text:style-name="T298">Jansen</text:span><text:span text:style-name="T299">]</text:span></text:p>
      <text:p text:style-name="P90"><text:span text:style-name="Definition"><text:span text:style-name="T269">g</text:span></text:span><text:span text:style-name="Definition">ebruikersnaam</text:span><text:span text:style-name="Definition"><text:span text:style-name="T332"><text:tab/></text:span></text:span><text:span text:style-name="T268"><draw:control text:anchor-type="as-char" svg:y="-0.4cm" draw:z-index="18" draw:name="Gberuikersnaam 3" draw:style-name="gr2" draw:text-style-name="P99" svg:width="6.4cm" svg:height="0.6cm" draw:control="control19"><svg:title>Gebruikersnaam</svg:title><svg:desc>Korte naam, bijv. jan</svg:desc></draw:control></text:span><text:span text:style-name="T268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9"><text:tab/><text:tab/></text:span><draw:control text:anchor-type="as-char" svg:y="-0.4cm" draw:z-index="19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4">[</text:span><text:span text:style-name="T285">N</text:span><text:span text:style-name="T280">aam van de compute</text:span><text:span text:style-name="T281">r, </text:span><text:span text:style-name="T282">bijv. </text:span><text:span text:style-name="T283">pc02</text:span><text:span text:style-name="T284">]</text:span></text:p>
      <text:p text:style-name="P3"><text:span text:style-name="Definition"><text:span text:style-name="T287">GEBRUIKER</text:span></text:span><text:span text:style-name="Definition"><text:span text:style-name="T292"><text:tab/></text:span></text:span><text:span text:style-name="T286"><text:tab/></text:span><text:span text:style-name="T300"> <text:tab/><text:tab/></text:span><text:span text:style-name="T276"><draw:control text:anchor-type="as-char" svg:y="-0.4cm" draw:z-index="20" draw:name="Gebruiker 3" draw:style-name="gr2" draw:text-style-name="P99" svg:width="6.4cm" svg:height="0.6cm" draw:control="control21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 </text:span><text:span text:style-name="T274">evt. 2</text:span><text:span text:style-name="T302">e</text:span><text:span text:style-name="T272"> gebruiker</text:span><text:span text:style-name="T273">]</text:span></text:p>
      <text:p text:style-name="P90"><text:span text:style-name="Definition"><text:span text:style-name="T287">GEBRUIKERSN</text:span></text:span><text:span text:style-name="Definition"><text:span text:style-name="T288">aa</text:span></text:span><text:span text:style-name="Definition"><text:span text:style-name="T287">M</text:span></text:span><text:span text:style-name="Definition"><text:span text:style-name="T292"><text:tab/></text:span></text:span><text:span text:style-name="T268"><draw:control text:anchor-type="as-char" svg:y="-0.4cm" draw:z-index="21" draw:name="Gberuikersnaam 4" draw:style-name="gr2" draw:text-style-name="P99" svg:width="6.4cm" svg:height="0.6cm" draw:control="control22"><svg:title>Gebruikersnaam</svg:title><svg:desc>Korte naam, bijv. jan</svg:desc></draw:control></text:span><text:span text:style-name="T268"><text:tab/> <text:s text:c="2"/></text:span><text:span text:style-name="T290">[</text:span><text:span text:style-name="T291">K</text:span><text:span text:style-name="T289">orte naam</text:span><text:span text:style-name="T293"> </text:span><text:span text:style-name="T294">e</text:span><text:span text:style-name="T295">vt. 2</text:span><text:span text:style-name="T303">e</text:span><text:span text:style-name="T295"> </text:span><text:span text:style-name="T296">gebruiker</text:span><text:span text:style-name="T297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3"/>
      <text:p text:style-name="P43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2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2"/>
      <text:p text:style-name="P22"/>
      <text:list xml:id="list3452435134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7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11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7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81">D</text:span>e <text:span text:style-name="T333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2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105601683078319" text:continue-numbering="true" text:style-name="L1">
        <text:list-item>
          <text:p text:style-name="P94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5" text:note-class="footnote"><text:note-citation>1</text:note-citation><text:note-body><text:p text:style-name="P89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5"><text:span text:style-name="T304">Vanaf ee</text:span>n <text:span text:style-name="T331">L</text:span>ive <text:span text:style-name="T330">USB</text:span><text:span text:style-name="T307">-stick</text:span><text:span text:style-name="T23"> </text:span>kunt <text:span text:style-name="T304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6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5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0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9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108"/></text:span></text:p>
      <text:list xml:id="list105601909703119" text:continue-numbering="true" text:style-name="L1">
        <text:list-item>
          <text:p text:style-name="P9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105"><draw:control text:anchor-type="as-char" draw:z-index="15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45"><draw:control text:anchor-type="as-char" draw:z-index="22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3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5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4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8"/></text:span></text:p>
      <text:p text:style-name="P49"><text:span text:style-name="Strong_20_Emphasis"><text:span text:style-name="T68"/></text:span></text:p>
      <text:list xml:id="list105600880251109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6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3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8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105"><draw:control text:anchor-type="as-char" draw:z-index="16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4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38"/>
      <text:p text:style-name="P27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707436334" text:style-name="L2">
        <text:list-header>
          <text:p text:style-name="P97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6">CC0 1.0</text:span></text:span></text:a><text:span text:style-name="Emphasis"><text:span text:style-name="T32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2T10:55:59.814646001">02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5:59.692393344</dc:date>
    <meta:keyword>Installatie</meta:keyword>
    <meta:keyword>Checklist</meta:keyword>
    <meta:keyword>Linux</meta:keyword>
    <meta:editing-cycles>6853</meta:editing-cycles>
    <meta:editing-duration>P12DT5H32M22S</meta:editing-duration>
    <dc:creator>Karel Zimmer</dc:creator>
    <meta:document-statistic meta:table-count="4" meta:image-count="0" meta:object-count="0" meta:page-count="4" meta:paragraph-count="95" meta:word-count="628" meta:character-count="4384" meta:non-whitespace-character-count="3797"/>
    <meta:user-defined meta:name="Info 1"/>
    <meta:user-defined meta:name="Info 2"/>
    <meta:user-defined meta:name="Info 3"/>
    <meta:user-defined meta:name="Info 4"/>
  </office:meta>
</office:document-meta>
</file>